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textarea-horizontal-align="center" draw:textarea-vertical-align="middle"/>
    </style:style>
    <style:style style:name="gr2" style:family="graphic" style:parent-style-name="standard">
      <style:graphic-properties svg:stroke-color="#c0c0c0" svg:stroke-linecap="roun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linecap="round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75cm" svg:y1="1.25cm" svg:x2="3.75cm" svg:y2="2.125cm">
            <text:p/>
          </draw:line>
          <draw:line draw:style-name="gr1" draw:text-style-name="P1" draw:layer="layout" svg:x1="3.75cm" svg:y1="2.375cm" svg:x2="3.75cm" svg:y2="3.25cm">
            <text:p/>
          </draw:line>
          <draw:line draw:style-name="gr2" draw:text-style-name="P1" draw:layer="layout" svg:x1="4cm" svg:y1="2.125cm" svg:x2="3.5cm" svg:y2="2.125cm">
            <text:p/>
          </draw:line>
          <draw:line draw:style-name="gr2" draw:text-style-name="P1" draw:layer="layout" svg:x1="4cm" svg:y1="2.375cm" svg:x2="3.5cm" svg:y2="2.375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3" draw:text-style-name="P1" draw:layer="layout" svg:x1="1.25cm" svg:y1="1.25cm" svg:x2="2cm" svg:y2="1.25cm">
            <text:p/>
          </draw:line>
          <draw:custom-shape draw:style-name="gr4" draw:text-style-name="P1" draw:layer="layout" svg:width="0.5cm" svg:height="0.5cm" draw:transform="rotate (-1.57079632679579) translate (2.5cm 1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2.5cm" svg:y1="1.25cm" svg:x2="3.25cm" svg:y2="1.25cm">
            <text:p/>
          </draw:line>
          <draw:line draw:style-name="gr5" draw:text-style-name="P1" draw:layer="layout" svg:x1="2.5cm" svg:y1="1.5cm" svg:x2="2.5cm" svg:y2="1cm">
            <text:p/>
          </draw:line>
        </draw:g>
        <draw:g>
          <draw:circle draw:style-name="gr6" draw:text-style-name="P1" draw:layer="layout" svg:width="1cm" svg:height="1cm" svg:x="0.25cm" svg:y="1.75cm">
            <text:p/>
          </draw:circle>
          <draw:line draw:style-name="gr7" draw:text-style-name="P1" draw:layer="layout" svg:x1="0.75cm" svg:y1="1.25cm" svg:x2="0.75cm" svg:y2="1.75cm">
            <text:p/>
          </draw:line>
          <draw:line draw:style-name="gr7" draw:text-style-name="P1" draw:layer="layout" svg:x1="0.75cm" svg:y1="2.75cm" svg:x2="0.75cm" svg:y2="3.25cm">
            <text:p/>
          </draw:line>
          <draw:g>
            <draw:path draw:style-name="gr7" draw:text-style-name="P1" draw:layer="layout" svg:width="0.177cm" svg:height="0.227cm" draw:transform="skewX (0.0874409955248994) rotate (1.15104464169004) translate (0.499999364867269cm 2.25512452219508cm)" svg:viewBox="0 0 178 228" svg:d="m0 0c308 0 122 228 122 228">
              <text:p/>
            </draw:path>
            <draw:path draw:style-name="gr7" draw:text-style-name="P1" draw:layer="layout" svg:width="0.177cm" svg:height="0.227cm" draw:transform="skewX (-0.0970403064108665) rotate (1.99054801189916) translate (0.822657797044873cm 2.41793500299767cm)" svg:viewBox="0 0 178 228" svg:d="m178 0c-307 0-124 228-124 228">
              <text:p/>
            </draw:path>
          </draw:g>
        </draw:g>
        <draw:polyline draw:style-name="gr7" draw:text-style-name="P1" draw:layer="layout" svg:width="0.499cm" svg:height="2.999cm" draw:transform="rotate (-1.5707963267946) translate (3.74999999999963cm 2.99999999999555cm)" svg:viewBox="0 0 500 3000" draw:points="0,3000 250,3000 250,0 500,0">
          <text:p/>
        </draw:polyline>
        <draw:polyline draw:style-name="gr7" draw:text-style-name="P1" draw:layer="layout" svg:width="0.249cm" svg:height="0.499cm" draw:transform="rotate (1.5707963267946) translate (0.75cm 1.5cm)" svg:viewBox="0 0 250 500" draw:points="0,0 250,0 250,500">
          <text:p/>
        </draw:polyline>
        <draw:polyline draw:style-name="gr7" draw:text-style-name="P1" draw:layer="layout" svg:width="0.499cm" svg:height="0.249cm" svg:x="3.25cm" svg:y="1cm" svg:viewBox="0 0 500 250" draw:points="0,250 500,250 500,0">
          <text:p/>
        </draw:polyline>
        <draw:g>
          <draw:line draw:style-name="gr3" draw:text-style-name="P1" draw:layer="layout" svg:x1="3.75cm" svg:y1="3.75cm" svg:x2="3.75cm" svg:y2="3.25cm">
            <text:p/>
          </draw:line>
          <draw:g>
            <draw:line draw:style-name="gr5" draw:text-style-name="P1" draw:layer="layout" svg:x1="3.5cm" svg:y1="3.75cm" svg:x2="4cm" svg:y2="3.75cm">
              <text:p/>
            </draw:line>
            <draw:line draw:style-name="gr5" draw:text-style-name="P1" draw:layer="layout" svg:x1="3.625cm" svg:y1="3.875cm" svg:x2="3.875cm" svg:y2="3.875cm">
              <text:p/>
            </draw:line>
            <draw:line draw:style-name="gr5" draw:text-style-name="P1" draw:layer="layout" svg:x1="3.69cm" svg:y1="4cm" svg:x2="3.815cm" svg:y2="4cm">
              <text:p/>
            </draw:line>
          </draw:g>
        </draw:g>
        <draw:g>
          <draw:line draw:style-name="gr5" draw:text-style-name="P1" draw:layer="layout" svg:x1="3.5cm" svg:y1="0.75cm" svg:x2="4cm" svg:y2="0.75cm">
            <text:p/>
          </draw:line>
          <draw:line draw:style-name="gr3" draw:text-style-name="P1" draw:layer="layout" svg:x1="3.75cm" svg:y1="1.25cm" svg:x2="3.75cm" svg:y2="0.75cm">
            <text:p/>
          </draw:line>
          <draw:frame draw:style-name="gr8" draw:text-style-name="P2" draw:layer="layout" svg:width="1cm" svg:height="0.5cm" svg:x="3.25cm" svg:y="0.25cm">
            <draw:text-box>
              <text:p text:style-name="P2"><text:span text:style-name="T1">+V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2:19:58.81</dc:date>
    <meta:editing-duration>PT40M14S</meta:editing-duration>
    <meta:editing-cycles>35</meta:editing-cycles>
    <meta:document-statistic meta:object-count="30"/>
  </office:meta>
</office:document-meta>
</file>